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6cm" fo:min-width="5.17cm"/>
    </style:style>
    <style:style style:name="gr2" style:family="graphic" style:parent-style-name="standard">
      <style:graphic-properties draw:textarea-horizontal-align="justify" draw:textarea-vertical-align="middle" draw:auto-grow-height="false" fo:min-height="5.252cm" fo:min-width="16.931cm"/>
    </style:style>
    <style:style style:name="gr3" style:family="graphic" style:parent-style-name="standard">
      <style:graphic-properties draw:textarea-horizontal-align="justify" draw:textarea-vertical-align="middle" draw:auto-grow-height="false" fo:min-height="0.783cm" fo:min-width="3.4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83cm" fo:min-width="3.9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7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91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67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1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69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83cm" fo:min-width="3.24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58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9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60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0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96cm" fo:min-width="21.056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14pt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fo:font-weight="bold" style:font-size-asian="18pt" style:font-weight-asian="bold" style:font-size-complex="18pt" style:font-weight-complex="bold"/>
    </style:style>
    <style:style style:name="T4" style:family="text">
      <style:text-properties fo:font-size="14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42cm" svg:height="1.778cm" svg:x="1.183cm" svg:y="6.4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8.025cm" svg:height="6.096cm" svg:x="22.587cm" svg:y="14.0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Production" draw:style-name="gr3" draw:text-style-name="P2" draw:layer="layout" svg:width="4.094cm" svg:height="1.143cm" svg:x="17.445cm" svg:y="2.748cm">
          <text:p text:style-name="P2"><text:span text:style-name="T1">Produ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4.699cm" svg:height="0.806cm" svg:x="17.383cm" svg:y="10.227cm">
          <draw:text-box>
            <text:p><text:span text:style-name="T1">root-deploy.js</text:span></text:p>
          </draw:text-box>
        </draw:frame>
        <draw:custom-shape draw:name="Production_0" draw:style-name="gr5" draw:text-style-name="P2" draw:layer="layout" svg:width="4.55cm" svg:height="1.143cm" svg:x="22.646cm" svg:y="2.748cm">
          <text:p text:style-name="P2"><text:span text:style-name="T1">Test env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4.699cm" svg:height="0.806cm" svg:x="22.701cm" svg:y="11.912cm">
          <draw:text-box>
            <text:p><text:span text:style-name="T1">root-get.js - info</text:span></text:p>
          </draw:text-box>
        </draw:frame>
        <draw:frame draw:style-name="gr6" draw:text-style-name="P3" draw:layer="layout" svg:width="13.081cm" svg:height="1.029cm" svg:x="22.746cm" svg:y="12.783cm">
          <draw:text-box>
            <text:p><text:span text:style-name="T2">root-setcode.js – </text:span><text:span text:style-name="T1">root-deploy.js partial functionality - info</text:span></text:p>
          </draw:text-box>
        </draw:frame>
        <draw:frame draw:style-name="gr4" draw:text-style-name="P3" draw:layer="layout" svg:width="5.475cm" svg:height="0.806cm" svg:x="12.226cm" svg:y="7.407cm">
          <draw:text-box>
            <text:p><text:span text:style-name="T1">RootTokenContrac</text:span><text:span text:style-name="T1">t.js</text:span></text:p>
          </draw:text-box>
        </draw:frame>
        <draw:frame draw:style-name="gr4" draw:text-style-name="P3" draw:layer="layout" svg:width="4.699cm" svg:height="0.806cm" svg:x="31.988cm" svg:y="4.302cm">
          <draw:text-box>
            <text:p text:style-name="P4"><text:span text:style-name="T1">giver-send.js – </text:span><text:span text:style-name="T1">info </text:span></text:p>
          </draw:text-box>
        </draw:frame>
        <draw:frame draw:style-name="gr4" draw:text-style-name="P3" draw:layer="layout" svg:width="4.699cm" svg:height="0.806cm" svg:x="22.713cm" svg:y="5.13cm">
          <draw:text-box>
            <text:p><text:span text:style-name="T1">deployETH.js</text:span></text:p>
          </draw:text-box>
        </draw:frame>
        <draw:frame draw:style-name="gr7" draw:text-style-name="P3" draw:layer="layout" svg:width="10.752cm" svg:height="1.165cm" svg:x="15.267cm" svg:y="1.105cm">
          <draw:text-box>
            <text:p>Generation and execution hierarchy</text:p>
          </draw:text-box>
        </draw:frame>
        <draw:frame draw:style-name="gr4" draw:text-style-name="P3" draw:layer="layout" svg:width="5.475cm" svg:height="0.806cm" svg:x="12.227cm" svg:y="8.307cm">
          <draw:text-box>
            <text:p><text:span text:style-name="T1">DEXRoot.js</text:span></text:p>
          </draw:text-box>
        </draw:frame>
        <draw:frame draw:style-name="gr4" draw:text-style-name="P3" draw:layer="layout" svg:width="5.475cm" svg:height="0.806cm" svg:x="12.228cm" svg:y="9.207cm">
          <draw:text-box>
            <text:p><text:span text:style-name="T1">DEXConnector.js</text:span></text:p>
          </draw:text-box>
        </draw:frame>
        <draw:frame draw:style-name="gr4" draw:text-style-name="P3" draw:layer="layout" svg:width="5.475cm" svg:height="0.806cm" svg:x="12.229cm" svg:y="10.107cm">
          <draw:text-box>
            <text:p><text:span text:style-name="T1">DEXClient.js</text:span></text:p>
          </draw:text-box>
        </draw:frame>
        <draw:frame draw:style-name="gr4" draw:text-style-name="P3" draw:layer="layout" svg:width="5.475cm" svg:height="0.806cm" svg:x="12.23cm" svg:y="11.007cm">
          <draw:text-box>
            <text:p><text:span text:style-name="T1">DEXPair.js</text:span></text:p>
          </draw:text-box>
        </draw:frame>
        <draw:frame draw:style-name="gr4" draw:text-style-name="P3" draw:layer="layout" svg:width="5.475cm" svg:height="0.806cm" svg:x="12.227cm" svg:y="6.607cm">
          <draw:text-box>
            <text:p><text:span text:style-name="T1">TONTokenWallet.js</text:span></text:p>
          </draw:text-box>
        </draw:frame>
        <draw:frame draw:style-name="gr4" draw:text-style-name="P3" draw:layer="layout" svg:width="4.699cm" svg:height="0.806cm" svg:x="22.714cm" svg:y="6.03cm">
          <draw:text-box>
            <text:p><text:span text:style-name="T1">deployGiver.js</text:span></text:p>
          </draw:text-box>
        </draw:frame>
        <draw:frame draw:style-name="gr4" draw:text-style-name="P3" draw:layer="layout" svg:width="4.699cm" svg:height="0.806cm" svg:x="22.715cm" svg:y="7.03cm">
          <draw:text-box>
            <text:p><text:span text:style-name="T1">deployUSDT.js</text:span></text:p>
          </draw:text-box>
        </draw:frame>
        <draw:frame draw:style-name="gr4" draw:text-style-name="P3" draw:layer="layout" svg:width="4.699cm" svg:height="0.806cm" svg:x="22.716cm" svg:y="8.03cm">
          <draw:text-box>
            <text:p><text:span text:style-name="T1">deployBTC.js</text:span></text:p>
          </draw:text-box>
        </draw:frame>
        <draw:frame draw:style-name="gr4" draw:text-style-name="P3" draw:layer="layout" svg:width="4.699cm" svg:height="0.806cm" svg:x="22.717cm" svg:y="8.83cm">
          <draw:text-box>
            <text:p><text:span text:style-name="T1">deployWTON.js</text:span></text:p>
          </draw:text-box>
        </draw:frame>
        <draw:frame draw:style-name="gr4" draw:text-style-name="P3" draw:layer="layout" svg:width="4.699cm" svg:height="0.806cm" svg:x="31.988cm" svg:y="5.191cm">
          <draw:text-box>
            <text:p><text:span text:style-name="T1">getWTON.js – </text:span><text:span text:style-name="T1">info </text:span></text:p>
          </draw:text-box>
        </draw:frame>
        <draw:frame draw:style-name="gr8" draw:text-style-name="P3" draw:layer="layout" svg:width="9.398cm" svg:height="0.929cm" svg:x="22.873cm" svg:y="24.313cm">
          <draw:text-box>
            <text:p><text:span text:style-name="T1">dcLT-charge.js - Balance replenishment </text:span></text:p>
          </draw:text-box>
        </draw:frame>
        <draw:frame draw:style-name="gr9" draw:text-style-name="P3" draw:layer="layout" svg:width="13.813cm" svg:height="0.96cm" svg:x="22.874cm" svg:y="25.213cm">
          <draw:text-box>
            <text:p><text:span text:style-name="T1">dcLT-dp0-balance.js – </text:span><text:span text:style-name="T1">info (balance getter)</text:span></text:p>
          </draw:text-box>
        </draw:frame>
        <draw:frame draw:style-name="gr4" draw:text-style-name="P3" draw:layer="layout" svg:width="13.716cm" svg:height="0.806cm" svg:x="22.873cm" svg:y="17.622cm">
          <draw:text-box>
            <text:p><text:span text:style-name="T1">dcLT-dp0-connect0.js – connect DEX client to DEX </text:span><text:span text:style-name="T1">pair</text:span></text:p>
          </draw:text-box>
        </draw:frame>
        <draw:frame draw:style-name="gr4" draw:text-style-name="P3" draw:layer="layout" svg:width="10.471cm" svg:height="0.806cm" svg:x="22.816cm" svg:y="16.733cm">
          <draw:text-box>
            <text:p><text:span text:style-name="T1">dcLT-dp0-deploy.js – DEX pair deploy</text:span></text:p>
          </draw:text-box>
        </draw:frame>
        <draw:frame draw:style-name="gr4" draw:text-style-name="P3" draw:layer="layout" svg:width="16.491cm" svg:height="0.806cm" svg:x="22.863cm" svg:y="26.28cm">
          <draw:text-box>
            <text:p><text:span text:style-name="T1">dcLT-dp0-get.js – info (DEX pair getter)</text:span></text:p>
          </draw:text-box>
        </draw:frame>
        <draw:frame draw:style-name="gr4" draw:text-style-name="P3" draw:layer="layout" svg:width="16.621cm" svg:height="0.806cm" svg:x="22.86cm" svg:y="27.28cm">
          <draw:text-box>
            <text:p><text:span text:style-name="T1">dcLT-dp0-</text:span><text:span text:style-name="T1">mint.js – </text:span><text:span text:style-name="T1">action (print </text:span><text:span text:style-name="T1">token)</text:span></text:p>
          </draw:text-box>
        </draw:frame>
        <draw:frame draw:style-name="gr9" draw:text-style-name="P3" draw:layer="layout" svg:width="16.705cm" svg:height="0.96cm" svg:x="22.773cm" svg:y="15.9cm">
          <draw:text-box>
            <text:p><text:span text:style-name="T1">dcLT-dp0-predeploy.js – shard finding for pair and included connectors</text:span></text:p>
          </draw:text-box>
        </draw:frame>
        <draw:frame draw:style-name="gr4" draw:text-style-name="P3" draw:layer="layout" svg:width="16.739cm" svg:height="0.806cm" svg:x="22.873cm" svg:y="19.246cm">
          <draw:text-box>
            <text:p><text:span text:style-name="T1">dcLT-dp0-provide.js – </text:span><text:span text:style-name="T1">provide liquidity to </text:span><text:span text:style-name="T1">DEX pair</text:span></text:p>
          </draw:text-box>
        </draw:frame>
        <draw:frame draw:style-name="gr10" draw:text-style-name="P3" draw:layer="layout" svg:width="17.3cm" svg:height="0.864cm" svg:x="22.943cm" svg:y="21.684cm">
          <draw:text-box>
            <text:p><text:span text:style-name="T1">dcLT-dp0-provide.test.js – test </text:span><text:span text:style-name="T3">processLiquidity </text:span><text:span text:style-name="T4">function </text:span></text:p>
          </draw:text-box>
        </draw:frame>
        <draw:frame draw:style-name="gr4" draw:text-style-name="P3" draw:layer="layout" svg:width="17.624cm" svg:height="0.806cm" svg:x="22.873cm" svg:y="22.548cm">
          <draw:text-box>
            <text:p><text:span text:style-name="T1">dcLT-dp0-return.test.js – test </text:span><text:span text:style-name="T3">returnLiquidity</text:span><text:span text:style-name="T4"> </text:span><text:span text:style-name="T4">function </text:span></text:p>
          </draw:text-box>
        </draw:frame>
        <draw:frame draw:style-name="gr11" draw:text-style-name="P3" draw:layer="layout" svg:width="17.073cm" svg:height="0.942cm" svg:x="22.916cm" svg:y="20.082cm">
          <draw:text-box>
            <text:p><text:span text:style-name="T1">dcLT-dp0-</text:span><text:span text:style-name="T1">swapA.test.js – test </text:span><text:span text:style-name="T1">swap token A to token </text:span><text:span text:style-name="T1">B</text:span></text:p>
          </draw:text-box>
        </draw:frame>
        <draw:custom-shape draw:name="Production_1" draw:style-name="gr12" draw:text-style-name="P2" draw:layer="layout" svg:width="3.859cm" svg:height="1.143cm" svg:x="12.446cm" svg:y="2.748cm">
          <text:p text:style-name="P2"><text:span text:style-name="T1">Abifi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" draw:layer="layout" svg:width="10.833cm" svg:height="0.832cm" svg:x="1.427cm" svg:y="7.407cm">
          <draw:text-box>
            <text:p><text:span text:style-name="T1">RootTokenContract.sol <text:s/></text:span><text:span text:style-name="T1"><text:s text:c="2"/>- Wallet management</text:span></text:p>
          </draw:text-box>
        </draw:frame>
        <draw:frame draw:style-name="gr4" draw:text-style-name="P3" draw:layer="layout" svg:width="5.475cm" svg:height="0.806cm" svg:x="1.428cm" svg:y="8.607cm">
          <draw:text-box>
            <text:p><text:span text:style-name="T1">DEXRoot.sol</text:span></text:p>
          </draw:text-box>
        </draw:frame>
        <draw:frame draw:style-name="gr4" draw:text-style-name="P3" draw:layer="layout" svg:width="5.475cm" svg:height="0.806cm" svg:x="1.429cm" svg:y="9.507cm">
          <draw:text-box>
            <text:p><text:span text:style-name="T1">DEXConnector.</text:span><text:span text:style-name="T1">sol</text:span></text:p>
          </draw:text-box>
        </draw:frame>
        <draw:frame draw:style-name="gr4" draw:text-style-name="P3" draw:layer="layout" svg:width="5.475cm" svg:height="0.806cm" svg:x="1.43cm" svg:y="10.407cm">
          <draw:text-box>
            <text:p><text:span text:style-name="T1">DEXClient.sol</text:span></text:p>
          </draw:text-box>
        </draw:frame>
        <draw:frame draw:style-name="gr4" draw:text-style-name="P3" draw:layer="layout" svg:width="5.475cm" svg:height="0.806cm" svg:x="1.431cm" svg:y="11.307cm">
          <draw:text-box>
            <text:p><text:span text:style-name="T1">DEXPair.sol</text:span></text:p>
          </draw:text-box>
        </draw:frame>
        <draw:frame draw:style-name="gr4" draw:text-style-name="P3" draw:layer="layout" svg:width="10.197cm" svg:height="0.806cm" svg:x="1.428cm" svg:y="6.607cm">
          <draw:text-box>
            <text:p><text:span text:style-name="T1">TONTokenWallet.sol <text:s text:c="7"/>- Wallet</text:span></text:p>
          </draw:text-box>
        </draw:frame>
        <draw:custom-shape draw:name="Production_2" draw:style-name="gr5" draw:text-style-name="P2" draw:layer="layout" svg:width="4.55cm" svg:height="1.143cm" svg:x="1.647cm" svg:y="2.748cm">
          <text:p text:style-name="P2"><text:span text:style-name="T1">Pure .s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4.699cm" svg:height="0.806cm" svg:x="22.701cm" svg:y="4.312cm">
          <draw:text-box>
            <text:p><text:span text:style-name="T1">compilation</text:span></text:p>
          </draw:text-box>
        </draw:frame>
        <draw:frame draw:style-name="gr4" draw:text-style-name="P3" draw:layer="layout" svg:width="3.237cm" svg:height="0.806cm" svg:x="17.702cm" svg:y="4.312cm">
          <draw:text-box>
            <text:p><text:span text:style-name="T1">compilation</text:span></text:p>
          </draw:text-box>
        </draw:frame>
        <draw:frame draw:style-name="gr14" draw:text-style-name="P5" draw:layer="layout" svg:width="2.995cm" svg:height="0.962cm" svg:x="6.799cm" svg:y="4.718cm">
          <draw:text-box>
            <text:p><text:span text:style-name="T1">Test env.</text:span></text:p>
          </draw:text-box>
        </draw:frame>
        <draw:frame draw:style-name="gr4" draw:text-style-name="P3" draw:layer="layout" svg:width="12.152cm" svg:height="0.806cm" svg:x="22.786cm" svg:y="14.284cm">
          <draw:text-box>
            <text:p><text:span text:style-name="T1">dcLT-predeploy.js – shard finding for DEX client</text:span></text:p>
          </draw:text-box>
        </draw:frame>
        <draw:frame draw:style-name="gr4" draw:text-style-name="P3" draw:layer="layout" svg:width="11.517cm" svg:height="0.806cm" svg:x="22.786cm" svg:y="14.984cm">
          <draw:text-box>
            <text:p><text:span text:style-name="T1">dcLT-deploy.js – DEX client deploy (10 clients)</text:span></text:p>
          </draw:text-box>
        </draw:frame>
        <draw:frame draw:style-name="gr15" draw:text-style-name="P3" draw:layer="layout" svg:width="17.874cm" svg:height="0.851cm" svg:x="22.874cm" svg:y="18.422cm">
          <draw:text-box>
            <text:p><text:span text:style-name="T1">dcLT-dp0-connect1.js – </text:span><text:span text:style-name="T1">deploy two DEX </text:span><text:span text:style-name="T1">Connectors &amp; two TON </text:span><text:span text:style-name="T1">Token Wallets</text:span></text:p>
          </draw:text-box>
        </draw:frame>
        <draw:frame draw:style-name="gr11" draw:text-style-name="P3" draw:layer="layout" svg:width="17.58cm" svg:height="0.942cm" svg:x="22.917cm" svg:y="20.882cm">
          <draw:text-box>
            <text:p><text:span text:style-name="T1">dcLT-</text:span><text:span text:style-name="T1">dp0-</text:span><text:span text:style-name="T1">swapB.t</text:span><text:span text:style-name="T1">est.js – </text:span><text:span text:style-name="T1">test </text:span><text:span text:style-name="T1">swap </text:span><text:span text:style-name="T1">token B </text:span><text:span text:style-name="T1">to token </text:span><text:span text:style-name="T1">A</text:span></text:p>
          </draw:text-box>
        </draw:frame>
        <draw:frame draw:style-name="gr16" draw:text-style-name="P5" draw:layer="layout" svg:width="6.408cm" svg:height="0.962cm" svg:x="33.451cm" svg:y="10.51cm">
          <draw:text-box>
            <text:p><text:span text:style-name="T1">Front-end client </text:span><text:span text:style-name="T1">simulation</text:span></text:p>
          </draw:text-box>
        </draw:frame>
        <draw:frame draw:style-name="gr17" draw:text-style-name="P5" draw:layer="layout" svg:width="21.556cm" svg:height="7.466cm" svg:x="1.161cm" svg:y="14.456cm">
          <draw:text-box>
            <text:p><text:span text:style-name="T3">Comme</text:span><text:span text:style-name="T3">nts:</text:span></text:p>
            <text:p text:style-name="P4"><text:span text:style-name="T1">Connect</text:span><text:span text:style-name="T1">or – </text:span><text:span text:style-name="T1">external </text:span><text:span text:style-name="T1">part of </text:span><text:span text:style-name="T1">the </text:span><text:span text:style-name="T1">DEXClie</text:span><text:span text:style-name="T1">nt.sol</text:span></text:p>
            <text:p text:style-name="P4"><text:span text:style-name="T1">Connect</text:span><text:span text:style-name="T1">or – </text:span><text:span text:style-name="T1">included </text:span><text:span text:style-name="T1">part of </text:span><text:span text:style-name="T1">the </text:span><text:span text:style-name="T1">DEXPair</text:span><text:span text:style-name="T1">.sol</text:span></text:p>
            <text:p text:style-name="P4"><text:span text:style-name="T1">Smart </text:span><text:span text:style-name="T1">contract</text:span><text:span text:style-name="T1">s use </text:span><text:span text:style-name="T1">NanoTO</text:span><text:span text:style-name="T1">Ns.</text:span></text:p>
            <text:p text:style-name="P4"><text:span text:style-name="T1">TON </text:span><text:span text:style-name="T1">Account </text:span><text:span text:style-name="T1">has two </text:span><text:span text:style-name="T1">methods</text:span><text:span text:style-name="T1">: </text:span></text:p>
            <text:p text:style-name="P4"><text:span text:style-name="T1"><text:s text:c="2"/></text:span><text:span text:style-name="T3">.run</text:span><text:span text:style-name="T1"> – </text:span><text:span text:style-name="T1">for </text:span><text:span text:style-name="T1">function </text:span><text:span text:style-name="T1">executio</text:span><text:span text:style-name="T1">ns </text:span></text:p>
            <text:p text:style-name="P4"><text:span text:style-name="T1"><text:s text:c="2"/></text:span><text:span text:style-name="T3">.runLo</text:span><text:span text:style-name="T3">cal</text:span><text:span text:style-name="T1"> – </text:span><text:span text:style-name="T1">getters </text:span><text:span text:style-name="T1">for </text:span><text:span text:style-name="T1">contract’</text:span><text:span text:style-name="T1">s data</text:span></text:p>
            <text:p text:style-name="P4"><text:span text:style-name="T1">Function </text:span><text:span text:style-name="T3">process</text:span><text:span text:style-name="T3">Liquidit</text:span><text:span text:style-name="T3">y</text:span><text:span text:style-name="T1"> – filling </text:span><text:span text:style-name="T1">pair </text:span><text:span text:style-name="T1">reserves </text:span><text:span text:style-name="T1">by </text:span><text:span text:style-name="T1">provider</text:span><text:span text:style-name="T1">s (create </text:span><text:span text:style-name="T1">possibilit</text:span><text:span text:style-name="T1">y to </text:span><text:span text:style-name="T1">exchang</text:span><text:span text:style-name="T1">e)</text:span></text:p>
            <text:p text:style-name="P4"><text:span text:style-name="T1">Function </text:span><text:span text:style-name="T3">returnLi</text:span><text:span text:style-name="T3">quidity </text:span><text:span text:style-name="T3">–</text:span><text:span text:style-name="T4"> return </text:span><text:span text:style-name="T4">pair </text:span><text:span text:style-name="T4">reserves </text:span><text:span text:style-name="T4">to </text:span><text:span text:style-name="T4">provider</text:span><text:span text:style-name="T4">s</text:span></text:p>
            <text:p text:style-name="P4"><text:span text:style-name="T4"/></text:p>
            <text:p text:style-name="P4"><text:span text:style-name="T4">JSON </text:span><text:span text:style-name="T4">files = </text:span><text:span text:style-name="T4">access </text:span><text:span text:style-name="T4">files</text:span></text:p>
            <text:p text:style-name="P4"><text:span text:style-name="T4"/></text:p>
            <text:p text:style-name="P4"><text:span text:style-name="T4">Selector </text:span><text:span text:style-name="T4">between </text:span><text:span text:style-name="T4">the </text:span><text:span text:style-name="T4">NETs</text:span></text:p>
          </draw:text-box>
        </draw:frame>
        <draw:line draw:style-name="gr18" draw:text-style-name="P6" draw:layer="layout" svg:x1="6.799cm" svg:y1="5.572cm" svg:x2="5.783cm" svg:y2="6.461cm">
          <text:p/>
        </draw:line>
        <draw:line draw:style-name="gr18" draw:text-style-name="P6" draw:layer="layout" svg:x1="39.351cm" svg:y1="11.399cm" svg:x2="37.446cm" svg:y2="14.066cm">
          <text:p/>
        </draw:line>
        <draw:line draw:style-name="gr19" draw:text-style-name="P6" draw:layer="layout" svg:x1="39.351cm" svg:y1="11.426cm" svg:x2="33.636cm" svg:y2="11.426cm">
          <text:p/>
        </draw:line>
        <draw:line draw:style-name="gr19" draw:text-style-name="P6" draw:layer="layout" svg:x1="6.826cm" svg:y1="5.572cm" svg:x2="9.239cm" svg:y2="5.572cm">
          <text:p/>
        </draw:line>
        <draw:line draw:style-name="gr18" draw:text-style-name="P6" draw:layer="layout" svg:x1="21.428cm" svg:y1="4.71cm" svg:x2="22.571cm" svg:y2="4.71cm">
          <text:p/>
        </draw:line>
        <draw:frame draw:style-name="gr4" draw:text-style-name="P3" draw:layer="layout" svg:width="4.699cm" svg:height="0.806cm" svg:x="22.684cm" svg:y="10.227cm">
          <draw:text-box>
            <text:p><text:span text:style-name="T1">root-deploy.js</text:span></text:p>
          </draw:text-box>
        </draw:frame>
        <draw:line draw:style-name="gr18" draw:text-style-name="P6" draw:layer="layout" svg:x1="21.428cm" svg:y1="10.61cm" svg:x2="22.571cm" svg:y2="10.6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e0c2cd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2T18:31:56.157260542</meta:creation-date>
    <dc:date>2021-09-06T19:17:00.465989326</dc:date>
    <meta:editing-duration>PT24M50S</meta:editing-duration>
    <meta:editing-cycles>5</meta:editing-cycles>
    <meta:generator>LibreOffice/6.4.7.2$Linux_X86_64 LibreOffice_project/40$Build-2</meta:generator>
    <meta:document-statistic meta:object-count="56"/>
  </office:meta>
</office:document-meta>
</file>